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gas masukkan ujian tri wulan kemarin ke github</text:p>
      <text:list xml:id="list4328165997152042495" text:style-name="L1">
        <text:list-item>
          <text:p text:style-name="P1">cd /var/www/html/github</text:p>
        </text:list-item>
        <text:list-item>
          <text:p text:style-name="P1">git init</text:p>
        </text:list-item>
        <text:list-item>
          <text:p text:style-name="P1">git remote add origin <text:a xlink:type="simple" xlink:href="https://github.com/kurniadiputra29/pos.git" text:style-name="Internet_20_link" text:visited-style-name="Visited_20_Internet_20_Link">https://github.com/kurniadiputra29/pos.git</text:a></text:p>
        </text:list-item>
        <text:list-item>
          <text:p text:style-name="P1">git add .</text:p>
        </text:list-item>
        <text:list-item>
          <text:p text:style-name="P1">git commit -m "ujian"</text:p>
        </text:list-item>
        <text:list-item>
          <text:p text:style-name="P1">git push origin master</text:p>
        </text:list-item>
        <text:list-item>
          <text:p text:style-name="P1">masukkan user “kurniadiputra29” dan password “antok132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rniadiputra </meta:initial-creator>
    <meta:creation-date>2018-12-10T15:51:27</meta:creation-date>
    <meta:document-statistic meta:table-count="0" meta:image-count="0" meta:object-count="0" meta:page-count="1" meta:paragraph-count="8" meta:word-count="41" meta:character-count="264"/>
    <dc:date>2018-12-10T15:54:29</dc:date>
    <dc:creator>kurniadiputra </dc:creator>
    <meta:editing-duration>PT3M3S</meta:editing-duration>
    <meta:editing-cycles>1</meta:editing-cycles>
    <meta:generator>OpenOffice/4.1.1$Unix OpenOffice.org_project/411m6$Build-9775</meta:generator>
  </office:meta>
</office:document-meta>
</file>